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304" officeooo:paragraph-rsid="0005a304"/>
    </style:style>
    <style:style style:name="P2" style:family="paragraph" style:parent-style-name="Standard">
      <style:text-properties officeooo:rsid="0006a942" officeooo:paragraph-rsid="0006a942"/>
    </style:style>
    <style:style style:name="T1" style:family="text">
      <style:text-properties officeooo:rsid="0006a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2.168.42 şifre:prism <text:s text:c="2"/>Adminstor→ şifre:admin</text:p>
      <text:p text:style-name="P1">→Teaching te copy li çalış</text:p>
      <text:p text:style-name="P1">→ new pcb procces reflow </text:p>
      <text:p text:style-name="P1">→ kart boyutu <text:s/>181x201 mm</text:p>
      <text:p text:style-name="P1">quality→ level1 Hase bare board=+ boş kart</text:p>
      <text:p text:style-name="P1"/>
      <text:p text:style-name="P1"/>
      <text:p text:style-name="P2">admin’e gir. New PVB’ye bas ismini boyutlarını gir kaydet. Sonra dizgi odasına git</text:p>
      <text:p text:style-name="P1">Dizgi Kısmı</text:p>
      <text:p text:style-name="P1">→capture pcb→ <text:span text:style-name="T1">Sadece öğretmen kısmı(foto çekiyor)</text:span></text:p>
      <text:p text:style-name="P1">→ <text:span text:style-name="T1">Çekilecek elemana bas ‘capture mode’a bas 3. sensörün olduğu yere koy. Sensörün sana doğru soluna koy. Work competed bas→ aktif olduğunda start’a bas→pcb out→ work completed→ inception pcb( dolu pcb’yi koymak istiyor musunuz?) evet→ 1’den fazla tanıt ki iyi sonuç versin</text:span></text:p>
      <text:p text:style-name="P1"/>
      <text:p text:style-name="P2">admin’e gir. Display all seç, kartın adına bas, edit’e gir.</text:p>
      <text:p text:style-name="P2">Inspection Registrion 4 bölümden oluşuyor.</text:p>
      <text:p text:style-name="P2">1.Position Connection</text:p>
      <text:p text:style-name="P2">elemanları se→ zoomla→piskürtmeyi max 3’te kullan, boyama yaparken basılı tutma ki geri alabilesin.</text:p>
      <text:p text:style-name="P2">2. Listeyi seçicez ilk iki satır(seçiyorsun) önemsiz</text:p>
      <text:p text:style-name="P2">file name→open→listeyi seç→ edit’e bas</text:p>
      <text:p text:style-name="P2">3.unit conversion’da x ve y’yi ayarla nanometre cinsinden mm’ye çeviriyorsun 100 yaz.</text:p>
      <text:p text:style-name="P2">4. oturtma kısmı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15T17:51:58.872000000</dc:date>
    <meta:editing-duration>PT7H13M31S</meta:editing-duration>
    <meta:editing-cycles>3</meta:editing-cycles>
    <meta:document-statistic meta:table-count="0" meta:image-count="0" meta:object-count="0" meta:page-count="1" meta:paragraph-count="17" meta:word-count="146" meta:character-count="991" meta:non-whitespace-character-count="858"/>
  </office:meta>
</office:document-meta>
</file>